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7379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852c7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text-properties fo:color="#000000" style:font-name="Times New Roman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paragraph-rsid="001488bd" style:font-style-asian="italic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fo:font-weight="normal" officeooo:rsid="00228768" officeooo:paragraph-rsid="001852c7" fo:background-color="transparent" style:font-style-asian="italic" style:font-weight-asian="normal" style:language-complex="ar" style:country-complex="SA" style:font-weight-complex="normal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17379" style:language-complex="ar" style:country-complex="SA"/>
    </style:style>
    <style:style style:name="P15" style:family="paragraph" style:parent-style-name="Standard">
      <style:text-properties fo:font-weight="bold" officeooo:rsid="00228768" officeooo:paragraph-rsid="001852c7" style:font-weight-asian="bold" style:font-weight-complex="bold"/>
    </style:style>
    <style:style style:name="P16" style:family="paragraph" style:parent-style-name="Standard">
      <style:text-properties fo:font-weight="normal" officeooo:rsid="00228768" officeooo:paragraph-rsid="001852c7" style:font-weight-asian="normal" style:font-weight-complex="normal"/>
    </style:style>
    <style:style style:name="P17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fo:language="es" fo:country="ES" fo:font-style="italic" fo:font-weight="normal" officeooo:paragraph-rsid="001488bd" fo:background-color="transparent" style:font-style-asian="italic" style:font-weight-asian="normal" style:language-complex="ar" style:country-complex="SA" style:font-weight-complex="normal"/>
    </style:style>
    <style:style style:name="P19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20" style:family="paragraph" style:parent-style-name="Standard" style:list-style-name="L1">
      <style:paragraph-properties style:snap-to-layout-grid="false"/>
      <style:text-properties officeooo:paragraph-rsid="00117379"/>
    </style:style>
    <style:style style:name="P21" style:family="paragraph" style:parent-style-name="Standard" style:list-style-name="L2">
      <style:paragraph-properties style:snap-to-layout-grid="false"/>
      <style:text-properties fo:color="#000000" officeooo:rsid="000e2478" officeooo:paragraph-rsid="00138142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e2478" officeooo:paragraph-rsid="001488bd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fo:font-weight="normal" officeooo:rsid="000e2478" officeooo:paragraph-rsid="001488bd" style:font-weight-asian="normal" style:font-weight-complex="normal"/>
    </style:style>
    <style:style style:name="P24" style:family="paragraph" style:parent-style-name="Standard">
      <style:paragraph-properties style:snap-to-layout-grid="false"/>
      <style:text-properties fo:color="#000000" officeooo:paragraph-rsid="001992bc"/>
    </style:style>
    <style:style style:name="P25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117379"/>
    </style:style>
    <style:style style:name="P2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2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1488b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92bc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font-name="Times New Roman" fo:font-weight="normal" style:font-weight-asian="normal" style:font-weight-complex="normal"/>
    </style:style>
    <style:style style:name="T7" style:family="text">
      <style:text-properties fo:color="#000000" style:font-name="Times New Roman" fo:font-weight="normal" officeooo:rsid="00117379" style:font-weight-asian="normal" style:font-weight-complex="normal"/>
    </style:style>
    <style:style style:name="T8" style:family="text">
      <style:text-properties fo:color="#000000" style:font-name="Times New Roman" fo:font-weight="normal" officeooo:rsid="001196f4" style:font-weight-asian="normal" style:font-weight-complex="normal"/>
    </style:style>
    <style:style style:name="T9" style:family="text">
      <style:text-properties fo:color="#000000" style:font-name="Times New Roman" officeooo:rsid="00117379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style:text-line-through-style="none" fo:font-size="12pt" style:text-underline-style="none" officeooo:rsid="001488bd" style:font-name-asian="Times New Roman" style:font-size-asian="12pt" style:font-name-complex="Times New Roman" style:font-size-complex="12pt" style:font-style-complex="normal" style:font-weight-complex="bold"/>
    </style:style>
    <style:style style:name="T15" style:family="text">
      <style:text-properties style:text-line-through-style="none" fo:font-size="12pt" style:text-underline-style="none" officeooo:rsid="001cc9ae" style:font-name-asian="Times New Roman" style:font-size-asian="12pt" style:font-name-complex="Times New Roman" style:font-size-complex="12pt" style:font-style-complex="normal" style:font-weight-complex="bold"/>
    </style:style>
    <style:style style:name="T16" style:family="text">
      <style:text-properties style:text-line-through-style="none" fo:font-size="12pt" style:text-underline-style="none" officeooo:rsid="001bf953" style:font-name-asian="Times New Roman" style:font-size-asian="12pt" style:font-name-complex="Times New Roman" style:font-size-complex="12pt" style:font-style-complex="normal" style:font-weight-complex="bold"/>
    </style:style>
    <style:style style:name="T17" style:family="text">
      <style:text-properties style:text-line-through-style="none" fo:font-size="12pt" style:text-underline-style="none" officeooo:rsid="000f7be7" style:font-name-asian="Times New Roman" style:font-size-asian="12pt" style:font-name-complex="Times New Roman" style:font-size-complex="12pt" style:font-style-complex="normal" style:font-weight-complex="bold"/>
    </style:style>
    <style:style style:name="T18" style:family="text">
      <style:text-properties style:text-line-through-style="none" fo:font-size="12pt" style:text-underline-style="none" officeooo:rsid="00167aa1" style:font-name-asian="Times New Roman" style:font-size-asian="12pt" style:font-name-complex="Times New Roman" style:font-size-complex="12pt" style:font-style-complex="normal" style:font-weight-complex="bold"/>
    </style:style>
    <style:style style:name="T19" style:family="text">
      <style:text-properties style:text-line-through-style="none" style:font-name="Times New Roman" fo:font-size="12pt" fo:font-style="normal" style:text-underline-style="none" officeooo:rsid="00186c5a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style:text-line-through-style="none" style:font-name="Times New Roman" fo:font-size="12pt" fo:font-style="normal" style:text-underline-style="none" officeooo:rsid="00239f77" style:font-name-asian="Times New Roman" style:font-size-asian="12pt" style:font-style-asian="normal" style:font-name-complex="Times New Roman" style:font-size-complex="12pt" style:font-style-complex="normal"/>
    </style:style>
    <style:style style:name="T21" style:family="text">
      <style:text-properties style:text-line-through-style="none" style:font-name="Times New Roman" fo:font-size="12pt" fo:font-style="normal" style:text-underline-style="none" officeooo:rsid="0023c739" style:font-name-asian="Times New Roman" style:font-size-asian="12pt" style:font-style-asian="normal" style:font-name-complex="Times New Roman" style:font-size-complex="12pt" style:font-style-complex="normal"/>
    </style:style>
    <style:style style:name="T22" style:family="text">
      <style:text-properties officeooo:rsid="00138142"/>
    </style:style>
    <style:style style:name="T23" style:family="text">
      <style:text-properties officeooo:rsid="00130f48"/>
    </style:style>
    <style:style style:name="T24" style:family="text">
      <style:text-properties officeooo:rsid="001488bd"/>
    </style:style>
    <style:style style:name="T25" style:family="text">
      <style:text-properties fo:language="es" fo:country="ES" style:language-complex="ar" style:country-complex="SA"/>
    </style:style>
    <style:style style:name="T26" style:family="text">
      <style:text-properties fo:language="es" fo:country="ES" officeooo:rsid="001bf953" style:language-complex="ar" style:country-complex="SA"/>
    </style:style>
    <style:style style:name="T27" style:family="text">
      <style:text-properties fo:language="es" fo:country="ES" officeooo:rsid="001488bd" style:language-complex="ar" style:country-complex="SA"/>
    </style:style>
    <style:style style:name="T28" style:family="text">
      <style:text-properties fo:language="es" fo:country="ES" officeooo:rsid="00130f48" style:language-complex="ar" style:country-complex="SA"/>
    </style:style>
    <style:style style:name="T29" style:family="text">
      <style:text-properties fo:language="es" fo:country="ES" officeooo:rsid="00167aa1" style:language-complex="ar" style:country-complex="SA"/>
    </style:style>
    <style:style style:name="T30" style:family="text">
      <style:text-properties officeooo:rsid="000f7be7"/>
    </style:style>
    <style:style style:name="T31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32" style:family="text">
      <style:text-properties fo:color="#0000ff" fo:language="es" fo:country="ES" fo:font-weight="bold" officeooo:rsid="001488bd" style:font-weight-asian="bold" style:language-complex="ar" style:country-complex="SA" style:font-weight-complex="bold"/>
    </style:style>
    <style:style style:name="T33" style:family="text">
      <style:text-properties fo:color="#0000ff" fo:font-weight="bold" officeooo:rsid="001bf953" style:font-weight-asian="bold"/>
    </style:style>
    <style:style style:name="T34" style:family="text">
      <style:text-properties fo:color="#0000ff" fo:font-weight="bold" officeooo:rsid="00138142" style:font-weight-asian="bold" style:font-weight-complex="bold"/>
    </style:style>
    <style:style style:name="T35" style:family="text">
      <style:text-properties fo:color="#0000ff" fo:font-weight="bold" officeooo:rsid="001488bd" style:font-weight-asian="bold" style:font-weight-complex="bold"/>
    </style:style>
    <style:style style:name="T36" style:family="text">
      <style:text-properties fo:color="#0000ff" fo:font-weight="bold" officeooo:rsid="001992bc" style:font-weight-asian="bold" style:font-weight-complex="bold"/>
    </style:style>
    <style:style style:name="T37" style:family="text">
      <style:text-properties fo:color="#0000ff" fo:language="en" fo:country="US" fo:font-weight="bold" style:font-weight-asian="bold" style:font-weight-complex="bold"/>
    </style:style>
    <style:style style:name="T38" style:family="text">
      <style:text-properties fo:color="#0000ff" fo:language="en" fo:country="US" fo:font-weight="bold" officeooo:rsid="001488bd" style:font-weight-asian="bold" style:font-weight-complex="bold"/>
    </style:style>
    <style:style style:name="T39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font-style="normal" style:text-underline-style="none" fo:font-weight="bold" officeooo:rsid="0023c739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font-style="normal" style:text-underline-style="none" fo:font-weight="bold" officeooo:rsid="001bfcdc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fo:font-weight="normal" officeooo:rsid="001bf953" style:font-weight-asian="normal" style:font-weight-complex="normal"/>
    </style:style>
    <style:style style:name="T44" style:family="text">
      <style:text-properties fo:font-weight="normal" officeooo:rsid="000f7be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0">Nombre del Caso de Uso:</text:span><text:span text:style-name="UC_5f_NormalAzul_20_Car"><text:span text:style-name="T6"> </text:span></text:span><text:span text:style-name="UC_5f_NormalAzul_20_Car"><text:span text:style-name="T7">Modificar fase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34">SGC-ADM-01-</text:span><text:span text:style-name="T35">02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3"> Usuario 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3"> </text:span><text:span text:style-name="UC_5f_NormalAzul_20_Car"><text:span text:style-name="T9">Modificar una fase del proyecto elegid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0">Pre-condiciones:</text:span><text:span text:style-name="UC_5f_NormalAzul_20_Car"><text:span text:style-name="T5"> </text:span></text:span></text:p>
            <text:list xml:id="list4383257444855023185" text:style-name="L1">
              <text:list-item>
                <text:p text:style-name="P20"><text:span text:style-name="UC_5f_NormalAzul_20_Car"><text:span text:style-name="T6">El usuario debe haber iniciado sesión.</text:span></text:span></text:p>
              </text:list-item>
              <text:list-item>
                <text:p text:style-name="P20"><text:span text:style-name="UC_5f_NormalAzul_20_Car"><text:span text:style-name="T8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0">Post- Condiciones:</text:span><text:span text:style-name="UC_5f_NormalAzul_20_Car"><text:span text:style-name="T5"> </text:span></text:span><text:span text:style-name="UC_5f_NormalAzul_20_Car"><text:span text:style-name="T7">Los datos de la fase han sido modificados.</text:span></text:span></text:p>
          </table:table-cell>
          <table:covered-table-cell/>
        </table:table-row>
      </table:table>
      <text:p text:style-name="P7"/>
      <text:p text:style-name="P10"><text:span text:style-name="UC_5f_NormalAzul_20_Car"><text:span text:style-name="T4"/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7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9041755430175679318" text:style-name="L2">
              <text:list-item>
                <text:p text:style-name="P21"><text:span text:style-name="T23">D</text:span>espliega una interfaz “<text:span text:style-name="T24">Modificar Fase</text:span>” en forma de formulario con campos a ser completado<text:span text:style-name="T24">s</text:span> para la modificación de <text:span text:style-name="T22">la fase</text:span>. <text:span text:style-name="T24">Dentro de la interfaz se despliega una lista de las fases existentes en el proyecto con los siguientes atributos:<text:line-break/>“Identificador de la fase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173630613687096" text:continue-numbering="true" text:style-name="L2">
              <text:list-item>
                <text:p text:style-name="P25"><text:span text:style-name="T29">Selecciona una fase de la lista y c</text:span><text:span text:style-name="T26">ompleta uno de los siguientes campos</text:span><text:span text:style-name="T25">:<text:line-break/></text:span><text:span text:style-name="T27">“Nombre”<text:line-break/>“Descripción”</text:span></text:p>
              </text:list-item>
            </text:list>
            <text:p text:style-name="P14"/>
          </table:table-cell>
          <table:table-cell table:style-name="Tabla2.B4" office:value-type="string">
            <text:p text:style-name="P2"/>
          </table:table-cell>
        </table:table-row>
        <table:table-row table:style-name="Tabla2.4">
          <table:table-cell table:style-name="Tabla2.A4" office:value-type="string">
            <text:list xml:id="list173629391344475" text:continue-numbering="true" text:style-name="L2">
              <text:list-item>
                <text:p text:style-name="P26">Oprime el botón “Modificar fase”</text:p>
              </text:list-item>
            </text:list>
          </table:table-cell>
          <table:table-cell table:style-name="Tabla2.B4" office:value-type="string">
            <text:p text:style-name="Standard"/>
          </table:table-cell>
        </table:table-row>
        <table:table-row table:style-name="Tabla2.4">
          <table:table-cell table:style-name="Tabla2.A4" office:value-type="string">
            <text:p text:style-name="P13"/>
          </table:table-cell>
          <table:table-cell table:style-name="Tabla2.B4" office:value-type="string">
            <text:list xml:id="list173629599716157" text:continue-numbering="true" text:style-name="L2">
              <text:list-item>
                <text:p text:style-name="P27">Verifica la validez de los campos <text:span text:style-name="T23">y actualiza la fase en el sistema.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13"/>
          </table:table-cell>
          <table:table-cell table:style-name="Tabla2.B4" office:value-type="string">
            <text:list xml:id="list173628809123960" text:continue-numbering="true" text:style-name="L2">
              <text:list-item>
                <text:p text:style-name="P22">Despliega un mensaje de la <text:span text:style-name="T30">modificación</text:span> exitosa de <text:span text:style-name="T24">la fase</text:span>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13"/>
          </table:table-cell>
          <table:table-cell table:style-name="Tabla2.B4" office:value-type="string">
            <text:list xml:id="list173629669487879" text:continue-numbering="true" text:style-name="L2">
              <text:list-item>
                <text:p text:style-name="P23"><text:span text:style-name="T25">Se redirige a </text:span><text:span text:style-name="T28">la interfaz </text:span><text:span text:style-name="T27">Modificar Proyecto</text:span><text:span text:style-name="T26"> (ir al Caso de Uso </text:span><text:span text:style-name="T31">SGC-ADM-0</text:span><text:span text:style-name="T32">1-02</text:span><text:span text:style-name="T26">)</text:span></text:p>
              </text:list-item>
            </text:list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5">A1. Cancelar</text:p>
            <text:p text:style-name="P16"><text:span text:style-name="Default_20_Paragraph_20_Font"><text:span text:style-name="T11">En el pas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16"><text:span text:style-name="Default_20_Paragraph_20_Font"><text:span text:style-name="T13">A2. Asignar roles</text:span></text:span></text:p>
            <text:p text:style-name="P12"><text:span text:style-name="Default_20_Paragraph_20_Font"><text:span text:style-name="T19">Antes del</text:span></text:span><text:span text:style-name="Default_20_Paragraph_20_Font"><text:span text:style-name="T20"> paso 3, <text:s/>el usuario </text:span></text:span><text:span text:style-name="Default_20_Paragraph_20_Font"><text:span text:style-name="T21">oprime el botón “Asignar roles”. (Ir al Caso de Uso </text:span></text:span><text:span text:style-name="Default_20_Paragraph_20_Font"><text:span text:style-name="T41">SGC-ADM-02-0</text:span></text:span><text:span text:style-name="Default_20_Paragraph_20_Font"><text:span text:style-name="T42">4</text:span></text:span><text:span text:style-name="Default_20_Paragraph_20_Font"><text:span text:style-name="T21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24">1.1-Error de conexión con la base de datos. </text:span><text:span text:style-name="T44">Se redirige a</text:span><text:span text:style-name="T43">l Caso de Uso</text:span><text:span text:style-name="T44"> Administración </text:span><text:span text:style-name="T43">de Proyectos y Fases (ir al Caso de Uso </text:span><text:span text:style-name="T33">SGC-ADM-01</text:span><text:span text:style-name="T43">).</text:span></text:p>
            <text:p text:style-name="P18"><text:span text:style-name="Default_20_Paragraph_20_Font"><text:span text:style-name="T14">5</text:span></text:span><text:span text:style-name="Default_20_Paragraph_20_Font"><text:span text:style-name="T15">.</text:span></text:span><text:span text:style-name="Default_20_Paragraph_20_Font"><text:span text:style-name="T14">1</text:span></text:span><text:span text:style-name="Default_20_Paragraph_20_Font"><text:span text:style-name="T15">-</text:span></text:span><text:span text:style-name="Default_20_Paragraph_20_Font"><text:span text:style-name="T16">El sistema despliega un mensaje de error: “</text:span></text:span><text:span text:style-name="Default_20_Paragraph_20_Font"><text:span text:style-name="T15">Error en la verificación del proyecto o la fase.</text:span></text:span><text:span text:style-name="Default_20_Paragraph_20_Font"><text:span text:style-name="T16">” </text:span></text:span><text:span text:style-name="Default_20_Paragraph_20_Font"><text:span text:style-name="T17">Vuelve al punto </text:span></text:span><text:span text:style-name="Default_20_Paragraph_20_Font"><text:span text:style-name="T14">2.<text:line-break/></text:span></text:span><text:span text:style-name="Default_20_Paragraph_20_Font"><text:span text:style-name="T18">5.2-El sistema despliega un mensaje de error: “No se ha seleccionado la fase.”. Vuelve al punto 2.</text:span>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/><text:span text:style-name="Default_20_Paragraph_20_Font"><text:span text:style-name="T39">SGC-ADM-02-0</text:span></text:span><text:span text:style-name="Default_20_Paragraph_20_Font"><text:span text:style-name="T40">4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 <text:span text:style-name="T37">SG</text:span><text:span text:style-name="T38">C</text:span><text:span text:style-name="T37">-ADM-0</text:span><text:span text:style-name="T38">1-02</text:span></text:p>
          </table:table-cell>
        </table:table-row>
        <table:table-row table:style-name="Tabla5.1">
          <table:table-cell table:style-name="Tabla5.A1" office:value-type="string">
            <text:p text:style-name="P5">Casos de Uso al que extiende: 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24">Requerimientos Funcionales Asociados:<text:span text:style-name="T36">RF-25, RF-26, RF-27, RF-28, RF-29.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6</meta:editing-cycles>
    <meta:editing-duration>PT8H7M33S</meta:editing-duration>
    <dc:date>2014-03-16T17:36:28.688675936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6" meta:character-count="1869" meta:non-whitespace-character-count="1594"/>
  </office:meta>
</office:document-meta>
</file>